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6382in"/>
    </style:style>
    <style:style style:name="co3" style:family="table-column">
      <style:table-column-properties fo:break-before="auto" style:column-width="0.7492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0.62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6">
      <style:table-cell-properties fo:border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Dv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iagonal</text:p>
          </table:table-cell>
          <table:table-cell office:value-type="string">
            <text:p>Random</text:p>
          </table:table-cell>
          <table:table-cell office:value-type="string">
            <text:p>moves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.5">
            <text:p>55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.5">
            <text:p>93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.5">
            <text:p>66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.5">
            <text:p>60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.5">
            <text:p>59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.5">
            <text:p>56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.5">
            <text:p>42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.5">
            <text:p>62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.5">
            <text:p>65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.5">
            <text:p>51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.5">
            <text:p>48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.5">
            <text:p>47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.5">
            <text:p>48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.5">
            <text:p>51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.5">
            <text:p>57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.5">
            <text:p>56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.5">
            <text:p>67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.5">
            <text:p>55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.5">
            <text:p>40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.5">
            <text:p>79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.5">
            <text:p>43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.5">
            <text:p>66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.5">
            <text:p>48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.5">
            <text:p>46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.5">
            <text:p>65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.5">
            <text:p>78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.5">
            <text:p>62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.5">
            <text:p>52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.5">
            <text:p>66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.5">
            <text:p>54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.5">
            <text:p>83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.5">
            <text:p>50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.5">
            <text:p>44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.5">
            <text:p>53.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.5">
            <text:p>42.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Random</text:p>
          </table:table-cell>
          <table:table-cell office:value-type="string">
            <text:p>Diagonal</text:p>
          </table:table-cell>
          <table:table-cell office:value-type="string">
            <text:p>move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table:style-name="ce1" table:formula="oooc:=[.A1]" office:value-type="string" office:string-value="Diagonal">
            <text:p>Diagonal</text:p>
          </table:table-cell>
          <table:table-cell table:style-name="ce1" table:formula="oooc:=[.B1]" office:value-type="string" office:string-value="Random">
            <text:p>Random</text:p>
          </table:table-cell>
          <table:table-cell table:style-name="ce1" table:formula="oooc:=[.C1]" office:value-type="string" office:string-value="moves">
            <text:p>moves</text:p>
          </table:table-cell>
          <table:table-cell/>
          <table:table-cell table:style-name="ce1" table:formula="oooc:=[.E112]" office:value-type="string" office:string-value="Random">
            <text:p>Random</text:p>
          </table:table-cell>
          <table:table-cell table:style-name="ce1" table:formula="oooc:=[.F112]" office:value-type="string" office:string-value="Diagonal">
            <text:p>Diagonal</text:p>
          </table:table-cell>
          <table:table-cell table:style-name="ce1" table:formula="oooc:=[.G112]" office:value-type="string" office:string-value="moves">
            <text:p>moves</text:p>
          </table:table-cell>
          <table:table-cell/>
        </table:table-row>
        <table:table-row table:style-name="ro1">
          <table:table-cell table:style-name="ce1" table:formula="oooc:=SUM([.A2:.A614])" office:value-type="float" office:value="303">
            <text:p>303</text:p>
          </table:table-cell>
          <table:table-cell table:style-name="ce1" table:formula="oooc:=SUM([.B2:.B614])" office:value-type="float" office:value="310">
            <text:p>310</text:p>
          </table:table-cell>
          <table:table-cell table:style-name="ce1" table:formula="oooc:=SUM([.C2:.C614])" office:value-type="float" office:value="36067.5">
            <text:p>36067.5</text:p>
          </table:table-cell>
          <table:table-cell table:style-name="ce3"/>
          <table:table-cell table:style-name="ce1" table:formula="oooc:=SUM([.E113:.E614])" office:value-type="float" office:value="230">
            <text:p>230</text:p>
          </table:table-cell>
          <table:table-cell table:style-name="ce1" table:formula="oooc:=SUM([.F113:.F614])" office:value-type="float" office:value="272">
            <text:p>272</text:p>
          </table:table-cell>
          <table:table-cell table:style-name="ce1" table:formula="oooc:=SUM([.G113:.G614])" office:value-type="float" office:value="28721">
            <text:p>28721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table:style-name="ce1" table:formula="oooc:=AVERAGE([.A2:.A614])" office:value-type="float" office:value="0.494290375203915">
            <text:p>0.49</text:p>
          </table:table-cell>
          <table:table-cell table:style-name="ce1" table:formula="oooc:=AVERAGE([.B2:.B614])" office:value-type="float" office:value="0.505709624796085">
            <text:p>0.51</text:p>
          </table:table-cell>
          <table:table-cell table:style-name="ce1" table:formula="oooc:=AVERAGE([.C2:.C614])" office:value-type="float" office:value="58.8376835236542">
            <text:p>58.84</text:p>
          </table:table-cell>
          <table:table-cell table:style-name="ce3"/>
          <table:table-cell table:style-name="ce1" table:formula="oooc:=AVERAGE([.E113:.E614])" office:value-type="float" office:value="0.458167330677291">
            <text:p>0.46</text:p>
          </table:table-cell>
          <table:table-cell table:style-name="ce1" table:formula="oooc:=AVERAGE([.F113:.F614])" office:value-type="float" office:value="0.541832669322709">
            <text:p>0.54</text:p>
          </table:table-cell>
          <table:table-cell table:style-name="ce1" table:formula="oooc:=AVERAGE([.G113:.G614])" office:value-type="float" office:value="57.2131474103586">
            <text:p>57.21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2" table:formula="oooc:=STDEV([.A2:.A614])" office:value-type="float" office:value="0.500375702496677">
            <text:p>0.5004</text:p>
          </table:table-cell>
          <table:table-cell table:style-name="ce2" table:formula="oooc:=STDEV([.B2:.B614])" office:value-type="float" office:value="0.500375702496677">
            <text:p>0.5004</text:p>
          </table:table-cell>
          <table:table-cell table:style-name="ce2" table:formula="oooc:=STDEV([.C2:.C614])" office:value-type="float" office:value="12.0006875831473">
            <text:p>12.0007</text:p>
          </table:table-cell>
          <table:table-cell table:style-name="ce3"/>
          <table:table-cell table:style-name="ce2" table:formula="oooc:=STDEV([.E113:.E614])" office:value-type="float" office:value="0.498743959176265">
            <text:p>0.4987</text:p>
          </table:table-cell>
          <table:table-cell table:style-name="ce2" table:formula="oooc:=STDEV([.F113:.F614])" office:value-type="float" office:value="0.498743959176265">
            <text:p>0.4987</text:p>
          </table:table-cell>
          <table:table-cell table:style-name="ce2" table:formula="oooc:=STDEV([.G113:.G614])" office:value-type="float" office:value="12.6683626262797">
            <text:p>12.6684</text:p>
          </table:table-cell>
          <table:table-cell table:style-name="ce1" office:value-type="string">
            <text:p>STDE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1/14/2008</text:date>, <text:time>22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11-14T21:47:49</meta:creation-date>
    <dc:creator>Steve Iannopollo</dc:creator>
    <dc:date>2008-11-14T22:35:38</dc:date>
    <dc:language>en-US</dc:language>
    <meta:editing-cycles>3</meta:editing-cycles>
    <meta:editing-duration>PT47M50S</meta:editing-duration>
    <meta:user-defined meta:name="Info 1"/>
    <meta:user-defined meta:name="Info 2"/>
    <meta:user-defined meta:name="Info 3"/>
    <meta:user-defined meta:name="Info 4"/>
    <meta:document-statistic meta:table-count="1" meta:cell-count="3378"/>
  </office:meta>
</office:document-meta>
</file>